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40c4" officeooo:paragraph-rsid="000140c4" style:font-size-asian="14pt" style:font-size-complex="14pt"/>
    </style:style>
    <style:style style:name="P2" style:family="paragraph" style:parent-style-name="Standard" style:list-style-name="L1">
      <style:text-properties fo:font-size="14pt" officeooo:rsid="000140c4" officeooo:paragraph-rsid="000140c4" style:font-size-asian="14pt" style:font-size-complex="14pt"/>
    </style:style>
    <style:style style:name="P3" style:family="paragraph" style:parent-style-name="Standard" style:list-style-name="L3">
      <style:text-properties fo:font-size="14pt" officeooo:rsid="000140c4" officeooo:paragraph-rsid="000140c4" style:font-size-asian="14pt" style:font-size-complex="14pt"/>
    </style:style>
    <style:style style:name="P4" style:family="paragraph" style:parent-style-name="Standard" style:list-style-name="L2">
      <style:text-properties fo:font-size="14pt" officeooo:rsid="000140c4" officeooo:paragraph-rsid="000140c4" style:font-size-asian="14pt" style:font-size-complex="14pt"/>
    </style:style>
    <style:style style:name="P5" style:family="paragraph" style:parent-style-name="Standard" style:list-style-name="L2">
      <style:text-properties fo:font-size="14pt" officeooo:rsid="000140c4" officeooo:paragraph-rsid="00020546" style:font-size-asian="14pt" style:font-size-complex="14pt"/>
    </style:style>
    <style:style style:name="P6" style:family="paragraph" style:parent-style-name="Standard" style:list-style-name="L4">
      <style:text-properties fo:font-size="14pt" officeooo:rsid="000140c4" officeooo:paragraph-rsid="000140c4" style:font-size-asian="14pt" style:font-size-complex="14pt"/>
    </style:style>
    <style:style style:name="P7" style:family="paragraph" style:parent-style-name="Standard" style:list-style-name="L5">
      <style:text-properties fo:font-size="14pt" officeooo:rsid="0002cfcb" officeooo:paragraph-rsid="0002cfcb" style:font-size-asian="14pt" style:font-size-complex="14pt"/>
    </style:style>
    <style:style style:name="P8" style:family="paragraph" style:parent-style-name="Standard" style:list-style-name="L4">
      <style:text-properties fo:font-size="14pt" officeooo:rsid="000409a7" officeooo:paragraph-rsid="000409a7" style:font-size-asian="14pt" style:font-size-complex="14pt"/>
    </style:style>
    <style:style style:name="T1" style:family="text">
      <style:text-properties officeooo:rsid="000205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we making a new product line?</text:p>
      <text:list xml:id="list5914421171272710470" text:style-name="L4">
        <text:list-item>
          <text:p text:style-name="P6">Cost Difference?</text:p>
        </text:list-item>
        <text:list-item>
          <text:p text:style-name="P6">What makes the two printers stand apart?</text:p>
        </text:list-item>
        <text:list-item>
          <text:p text:style-name="P6">Where will we build a third line of printers?</text:p>
        </text:list-item>
        <text:list-item>
          <text:p text:style-name="P8">Market Feasibility?</text:p>
        </text:list-item>
      </text:list>
      <text:p text:style-name="P1"/>
      <text:p text:style-name="P1">If Yes, what is the plan for the TAZ line?</text:p>
      <text:list xml:id="list7868212888349956992" text:style-name="L1">
        <text:list-item>
          <text:p text:style-name="P2">Do we still try to build the machine we call Karui today?</text:p>
        </text:list-item>
        <text:list-item>
          <text:p text:style-name="P2">Do we just make small improvements to TAZ?</text:p>
        </text:list-item>
        <text:list-item>
          <text:p text:style-name="P2">Schedule?</text:p>
        </text:list-item>
      </text:list>
      <text:p text:style-name="P1"/>
      <text:p text:style-name="P1">If Yes, what is the wish list for the new line of printers?</text:p>
      <text:list xml:id="list6426192984747045828" text:style-name="L3">
        <text:list-item>
          <text:p text:style-name="P3">Is UL required?</text:p>
        </text:list-item>
      </text:list>
      <text:list xml:id="list8642830573679994887" text:style-name="L2">
        <text:list-item>
          <text:p text:style-name="P5">Fundamental Printer style change? <text:a xlink:type="simple" xlink:href="http://www.entesseract.com/?page_id=187" text:style-name="Internet_20_link" text:visited-style-name="Visited_20_Internet_20_Link"><text:span text:style-name="T1">http://www.entesseract.com/?page_id=187</text:span></text:a><text:span text:style-name="T1"> </text:span></text:p>
        </text:list-item>
        <text:list-item>
          <text:p text:style-name="P4">Does it have a brain and interface?</text:p>
        </text:list-item>
        <text:list-item>
          <text:p text:style-name="P4">Does it have a Dual Nozzle standard?</text:p>
        </text:list-item>
        <text:list-item>
          <text:p text:style-name="P4">Is this printer going to be significantly more expensive?</text:p>
        </text:list-item>
        <text:list-item>
          <text:p text:style-name="P4">Schedule?</text:p>
        </text:list-item>
      </text:list>
      <text:p text:style-name="P1"/>
      <text:p text:style-name="P1">If No, what features go onto the next “TAZ” printer?</text:p>
      <text:list xml:id="list8051351921962237948" text:style-name="L5">
        <text:list-item>
          <text:p text:style-name="P7">Bed leveling?</text:p>
        </text:list-item>
        <text:list-item>
          <text:p text:style-name="P7">Integrated PS?</text:p>
        </text:list-item>
        <text:list-item>
          <text:p text:style-name="P7">Schedul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4-10T06:48:53.677952484</meta:creation-date>
    <dc:date>2015-04-10T07:36:09.263957142</dc:date>
    <dc:creator>aleph </dc:creator>
    <meta:editing-duration>PT31M5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134" meta:character-count="692" meta:non-whitespace-character-count="593"/>
  </office:meta>
</office:document-meta>
</file>